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uk" fo:country="UA" style:font-size-asian="14pt" style:font-size-complex="14pt"/>
    </style:style>
    <style:style style:name="P3" style:family="paragraph" style:parent-style-name="Standard" style:list-style-name="L3">
      <style:text-properties fo:font-size="14pt" fo:language="uk" fo:country="UA" style:font-size-asian="14pt" style:font-size-complex="14pt"/>
    </style:style>
    <style:style style:name="P4" style:family="paragraph" style:parent-style-name="Standard" style:list-style-name="L4">
      <style:text-properties fo:font-size="14pt" fo:language="uk" fo:country="UA" style:font-size-asian="14pt" style:font-size-complex="14pt"/>
    </style:style>
    <style:style style:name="P5" style:family="paragraph" style:parent-style-name="Text_20_body" style:list-style-name="L2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top="0in" fo:margin-bottom="0in" style:line-height-at-least="0.2291in" fo:text-align="start" style:justify-single-word="false" fo:widows="1" fo:padding="0in" fo:border="none"/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style:paragraph-properties fo:margin-top="0in" fo:margin-bottom="0in" style:line-height-at-least="0.25in" fo:text-align="justify" style:justify-single-word="false" fo:widows="1"/>
      <style:text-properties fo:font-variant="normal" fo:text-transform="none" fo:color="#000000" style:font-name="Times New Roman1" fo:font-size="18pt" fo:letter-spacing="normal" fo:font-style="normal" fo:font-weight="bold"/>
    </style:style>
    <style:style style:name="T1" style:family="text">
      <style:text-properties fo:font-size="32pt" fo:language="uk" fo:country="UA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4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T5" style:family="text">
      <style:text-properties fo:font-variant="normal" fo:text-transform="none" fo:color="#000000" style:font-name="sans-serif" fo:font-size="10.5pt" fo:letter-spacing="normal" fo:font-style="normal" fo:font-weight="bold" fo:background-color="transparent" style:font-size-asian="14pt" style:font-size-complex="14pt"/>
    </style:style>
    <style:style style:name="T6" style:family="text">
      <style:text-properties fo:font-variant="normal" fo:text-transform="none" fo:color="#000000" style:font-name="sans-serif" fo:font-size="10.5pt" fo:letter-spacing="normal" fo:font-style="normal" fo:font-weight="normal" fo:background-color="transparent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000000" style:font-name="Times New Roman1" fo:font-size="18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fo:color="#000000" style:font-name="Times New Roman1" fo:font-size="18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0066ff" style:text-line-through-style="none" style:font-name="Times New Roman1" fo:font-size="18pt" fo:letter-spacing="normal" fo:font-style="normal" style:text-underline-style="none" fo:font-weight="normal" style:text-blinking="false" style:font-size-asian="14pt" style:font-size-complex="14pt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weight="bold" fo:background-color="transparent" style:font-size-asian="14pt" style:font-size-complex="14pt"/>
    </style:style>
    <style:style style:name="T15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6" style:family="text">
      <style:text-properties fo:color="#000000" style:font-name="Times New Roman" fo:font-size="14pt" fo:background-color="transparent" style:font-size-asian="14pt" style:font-size-complex="14pt"/>
    </style:style>
    <style:style style:name="T17" style:family="text">
      <style:text-properties fo:font-size="18pt"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uk" fo:country="UA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">9.6 </text:span><text:span text:style-name="T16"><text:s/></text:span><text:span text:style-name="T21">Правовий режим інформації </text:span><text:span text:style-name="T22">- це порядок регулювання </text:span><text:a xlink:type="simple" xlink:href="http://ua-referat.com/Інформація">інформацією</text:a><text:span text:style-name="T22">, виражений в комплексі правових засобів і заснований на взаємодії дозволів і заборон.</text:span></text:p>
      <text:p text:style-name="P1">Режим вільного доступу містить:</text:p>
      <text:list xml:id="list1674972644" text:style-name="L3">
        <text:list-item>
          <text:p text:style-name="P3">режим виняткових прав;</text:p>
        </text:list-item>
        <text:list-item>
          <text:p text:style-name="P3">режим інформації, віднесеної до суспільного надбання;</text:p>
        </text:list-item>
        <text:list-item>
          <text:p text:style-name="P3">режим масової інформації.</text:p>
        </text:list-item>
      </text:list>
      <text:p text:style-name="P1">Режим обмеженого доступу складають:</text:p>
      <text:list xml:id="list1923910809" text:style-name="L4">
        <text:list-item>
          <text:p text:style-name="P4">режим конфіденційної інформації;</text:p>
          <text:list>
            <text:list-item>
              <text:p text:style-name="P4">Комерційна таємниця </text:p>
            </text:list-item>
            <text:list-item>
              <text:p text:style-name="P4">Банківська таємниця</text:p>
            </text:list-item>
            <text:list-item>
              <text:p text:style-name="P4">Персональні дані</text:p>
            </text:list-item>
            <text:list-item>
              <text:p text:style-name="P4">Державна таємниця </text:p>
            </text:list-item>
            <text:list-item>
              <text:p text:style-name="P4">Службова таємниця</text:p>
            </text:list-item>
          </text:list>
        </text:list-item>
        <text:list-item>
          <text:p text:style-name="P4">режим інформації, віднесеної до державної таємниці.</text:p>
          <text:list>
            <text:list-item>
              <text:p text:style-name="P4">державна таємниця;</text:p>
            </text:list-item>
            <text:list-item>
              <text:p text:style-name="P4">службова таємниця.</text:p>
            </text:list-item>
          </text:list>
        </text:list-item>
      </text:list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38:04</dc:date>
    <dc:creator>mark </dc:creator>
    <meta:editing-duration>PT37M51S</meta:editing-duration>
    <meta:editing-cycles>49</meta:editing-cycles>
    <meta:document-statistic meta:table-count="0" meta:image-count="0" meta:object-count="0" meta:page-count="1" meta:paragraph-count="16" meta:word-count="76" meta:character-count="554" meta:non-whitespace-character-count="500"/>
  </office:meta>
</office:document-meta>
</file>